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1.27cm" svg:x="2.27cm" svg:y="23.225cm">
          <text:p text:style-name="P1">Hashed Signature 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55cm" svg:height="1.27cm" svg:x="11.795cm" svg:y="23.225cm">
          <text:p text:style-name="P1">Minimum Perfect Hash 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25cm" svg:height="1.27cm" svg:x="6.01cm" svg:y="20.275cm">
          <text:p text:style-name="P1">Types in Feature Referenc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dy Grady</meta:initial-creator>
    <meta:creation-date>2011-01-31T16:03:10</meta:creation-date>
    <dc:date>2011-01-31T16:03:37</dc:date>
    <dc:creator>Jody Grady</dc:creator>
    <meta:editing-duration>PT00H00M27S</meta:editing-duration>
    <meta:editing-cycles>1</meta:editing-cycles>
    <meta:document-statistic meta:object-count="3"/>
    <meta:generator>OpenOffice.org/3.2$Linux OpenOffice.org_project/320m12$Build-9483</meta:generator>
  </office:meta>
</office:document-meta>
</file>